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text-properties officeooo:paragraph-rsid="002a9de5"/>
    </style:style>
    <style:style style:name="P4" style:family="paragraph" style:parent-style-name="Text_20_body" style:list-style-name="L4"/>
    <style:style style:name="P5" style:family="paragraph" style:parent-style-name="Text_20_body" style:list-style-name="L1">
      <style:text-properties officeooo:rsid="00089ff4" officeooo:paragraph-rsid="00089ff4"/>
    </style:style>
    <style:style style:name="P6" style:family="paragraph" style:parent-style-name="Text_20_body" style:list-style-name="L1">
      <style:text-properties officeooo:rsid="000e3f6f" officeooo:paragraph-rsid="000e3f6f"/>
    </style:style>
    <style:style style:name="P7" style:family="paragraph" style:parent-style-name="Text_20_body" style:list-style-name="L2">
      <style:text-properties officeooo:rsid="0024640b" officeooo:paragraph-rsid="0024640b"/>
    </style:style>
    <style:style style:name="P8" style:family="paragraph" style:parent-style-name="Text_20_body" style:list-style-name="L3">
      <style:text-properties officeooo:rsid="002a602e" officeooo:paragraph-rsid="002a602e"/>
    </style:style>
    <style:style style:name="P9" style:family="paragraph" style:parent-style-name="Text_20_body" style:list-style-name="L3">
      <style:text-properties officeooo:rsid="0032b1b2" officeooo:paragraph-rsid="0032b1b2"/>
    </style:style>
    <style:style style:name="P10" style:family="paragraph" style:parent-style-name="Text_20_body" style:list-style-name="L4">
      <style:text-properties officeooo:rsid="003f2ed3" officeooo:paragraph-rsid="003f2ed3"/>
    </style:style>
    <style:style style:name="T1" style:family="text">
      <style:text-properties officeooo:rsid="0002f6fc"/>
    </style:style>
    <style:style style:name="T2" style:family="text">
      <style:text-properties officeooo:rsid="00042f11"/>
    </style:style>
    <style:style style:name="T3" style:family="text">
      <style:text-properties officeooo:rsid="000a7a5c"/>
    </style:style>
    <style:style style:name="T4" style:family="text">
      <style:text-properties officeooo:rsid="000c798e"/>
    </style:style>
    <style:style style:name="T5" style:family="text">
      <style:text-properties officeooo:rsid="000e06dc"/>
    </style:style>
    <style:style style:name="T6" style:family="text">
      <style:text-properties officeooo:rsid="000fa7f6"/>
    </style:style>
    <style:style style:name="T7" style:family="text">
      <style:text-properties officeooo:rsid="00181164"/>
    </style:style>
    <style:style style:name="T8" style:family="text">
      <style:text-properties officeooo:rsid="00205d17"/>
    </style:style>
    <style:style style:name="T9" style:family="text">
      <style:text-properties officeooo:rsid="0025b5ed"/>
    </style:style>
    <style:style style:name="T10" style:family="text">
      <style:text-properties officeooo:rsid="00261a03"/>
    </style:style>
    <style:style style:name="T11" style:family="text">
      <style:text-properties officeooo:rsid="002a9de5"/>
    </style:style>
    <style:style style:name="T12" style:family="text">
      <style:text-properties officeooo:rsid="0033ff47"/>
    </style:style>
    <style:style style:name="T13" style:family="text">
      <style:text-properties officeooo:rsid="00421a43"/>
    </style:style>
    <style:style style:name="T14" style:family="text">
      <style:text-properties officeooo:rsid="0045a76d"/>
    </style:style>
    <style:style style:name="T15" style:family="text">
      <style:text-properties officeooo:rsid="004719fc"/>
    </style:style>
    <style:style style:name="T16" style:family="text">
      <style:text-properties officeooo:rsid="00491bb6"/>
    </style:style>
    <style:style style:name="T17" style:family="text">
      <style:text-properties officeooo:rsid="00530d9d"/>
    </style:style>
    <style:style style:name="T18" style:family="text">
      <style:text-properties officeooo:rsid="00550c58"/>
    </style:style>
    <style:style style:name="T19" style:family="text">
      <style:text-properties officeooo:rsid="0057f933"/>
    </style:style>
    <style:style style:name="T20" style:family="text">
      <style:text-properties officeooo:rsid="00596805"/>
    </style:style>
    <style:style style:name="T21" style:family="text">
      <style:text-properties officeooo:rsid="005a18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0:26-42</text:h>
      <text:h text:style-name="Heading_20_2" text:outline-level="2"><text:bookmark text:name="en-GNT-26490"/>Whom to Fear <text:span text:style-name="T1">(26-31)</text:span></text:h>
      <text:list xml:id="list2514679773" text:style-name="L1">
        <text:list-item>
          <text:p text:style-name="P1">“So do not be afraid of people. Whatever is now covered up will be uncovered, and every secret will be made known. <text:bookmark text:name="en-GNT-26491"/>What I am telling you in the dark you must repeat in broad daylight, and what you have heard in private you must announce from the housetops. <text:bookmark text:name="en-GNT-26492"/>Do not be afraid of those who kill the body but cannot kill the soul; rather be afraid of God, who can destroy both body and soul in hell. <text:bookmark text:name="en-GNT-26493"/>For only a penny you can buy two sparrows, yet not one sparrow falls to the ground without your Father's consent. <text:bookmark text:name="en-GNT-26494"/>As for you, even the hairs of your head have all been counted. <text:bookmark text:name="en-GNT-26495"/>So do not be afraid; you are worth much more than many sparrows!</text:p>
        </text:list-item>
        <text:list-item>
          <text:p text:style-name="P5">The mesage here is of fearing not, <text:span text:style-name="T3">the disciples were being instructed not to fear anyone they would face on the mission. W</text:span>e <text:span text:style-name="T3">too</text:span> should not be afraid of anyone <text:span text:style-name="T3">but God</text:span>, <text:span text:style-name="T3">men can only kill the body but God can destroy both the </text:span><text:span text:style-name="T4">body and the soul; what makes us fear men the most is fear of death, we’re afraid </text:span><text:span text:style-name="T13">of</text:span><text:span text:style-name="T4"> </text:span><text:span text:style-name="T13">death</text:span><text:span text:style-name="T4">, </text:span><text:span text:style-name="T5">we’ll be trying to save our lives</text:span>. <text:span text:style-name="T5">However, w</text:span><text:span text:style-name="T3">henever we fear someone, let’s remind ourselves of these words from </text:span><text:span text:style-name="T5">Christ of not fearing anyone </text:span><text:span text:style-name="T14">and quit fearing</text:span><text:span text:style-name="T15">s</text:span><text:span text:style-name="T5">.</text:span></text:p>
        </text:list-item>
        <text:list-item>
          <text:p text:style-name="P6">Whatever is now covered will be uncovered and every secret will be known, <text:span text:style-name="T6">this is a principle of life just like gravity and other principles we’ve heard of, nothing remains concealed forever. </text:span><text:span text:style-name="T7">When we try to conceal something, let’s also remember that nothing will remain concealed forever. </text:span><text:span text:style-name="T8">Christ instructed them to go proclaim all that is said </text:span><text:span text:style-name="T16">to them</text:span><text:span text:style-name="T8"> in the dark and in private.</text:span></text:p>
        </text:list-item>
      </text:list>
      <text:h text:style-name="Heading_20_2" text:outline-level="2"><text:bookmark text:name="en-GNT-26496"/>Confessing and Rejecting Christ <text:span text:style-name="T1">(32-33)</text:span></text:h>
      <text:list xml:id="list1570148513" text:style-name="L2">
        <text:list-item>
          <text:p text:style-name="P2">“Those who declare publicly that they belong to me, I will do the same for them before my Father in heaven. <text:bookmark text:name="en-GNT-26497"/>But those who reject me publicly, I will reject before my Father in heaven.</text:p>
        </text:list-item>
        <text:list-item>
          <text:p text:style-name="P7">If we reject Christ publicly or don’t stand on his commands/<text:span text:style-name="T17">ways</text:span> publicly, Christ will also do the same <text:span text:style-name="T17">for us </text:span>before God. The opposite is true. <text:span text:style-name="T9">I’ve noticed a tendancy of people to forsake God’s ways in public </text:span><text:span text:style-name="T10">s</text:span><text:span text:style-name="T9">o that they don’t appear as too holy, </text:span><text:span text:style-name="T10">we should be careful of such tendenc</text:span><text:span text:style-name="T18">i</text:span><text:span text:style-name="T10">es and others alike.</text:span></text:p>
        </text:list-item>
      </text:list>
      <text:h text:style-name="Heading_20_2" text:outline-level="2"><text:bookmark text:name="en-GNT-26498"/>Not Peace, but a Sword <text:span text:style-name="T1">(34-39)</text:span></text:h>
      <text:list xml:id="list1025872632" text:style-name="L3">
        <text:list-item>
          <text:p text:style-name="P3">“Do not think that I have come to bring peace to the world. No, I did not come to bring peace, but a sword. <text:bookmark text:name="en-GNT-26499"/>I came to set sons against their fathers, daughters against their mothers, daughters-in-law against their mothers-in-law; <text:bookmark text:name="en-GNT-26500"/>your worst enemies will be the members of your own family.<text:bookmark text:name="en-GNT-26501"/> “Those who love their father or mother more than me are not fit to be my disciples; those who love their son or daughter more than me are not fit to be my disciples. <text:bookmark text:name="en-GNT-26502"/>Those who do not take up their cross and follow in my steps are not fit to be my disciples. <text:bookmark text:name="en-GNT-26503"/>Those who try to gain their own life will lose it; but those who lose their life for my sake will gain it.</text:p>
        </text:list-item>
        <text:list-item>
          <text:p text:style-name="P8"><text:soft-page-break/>Wow! Following Christ is not an easy task, it can result in broken relationships. <text:span text:style-name="T11">If Christs’ ways are divorced to your family ways, there is going to be friction. You’ll either chose Christ or your family, if you choose Christ then you do what is contrary to your family and if you choose your family you won’t be a disciple of Christ.</text:span></text:p>
        </text:list-item>
        <text:list-item>
          <text:p text:style-name="P9">Those who try to gain their lives will lose it but those who lose their lives for Christ will gain it. <text:span text:style-name="T19">If we save our lives by forsaking Christs ways to please our family and friends we’ll lose our lives but if we choose Christ’s ways over our family </text:span><text:span text:style-name="T20">and firiends</text:span><text:span text:style-name="T19"> ways we’ll gain our </text:span><text:span text:style-name="T21">lives</text:span><text:span text:style-name="T19">.</text:span> <text:span text:style-name="T12">There is life in Christ, hence, let’s choose Christ.</text:span> </text:p>
        </text:list-item>
      </text:list>
      <text:h text:style-name="Heading_20_2" text:outline-level="2"><text:bookmark text:name="en-GNT-26504"/>Rewards <text:span text:style-name="T2">(40-42)</text:span></text:h>
      <text:list xml:id="list891557759" text:style-name="L4">
        <text:list-item>
          <text:p text:style-name="P4">“Whoever welcomes you welcomes me; and whoever welcomes me welcomes the one who sent me. <text:bookmark text:name="en-GNT-26505"/>Whoever welcomes God's messenger because he is God's messenger, will share in his reward. And whoever welcomes a good man because he is good, will share in his reward. <text:bookmark text:name="en-GNT-26506"/>You can be sure that whoever gives even a drink of cold water to one of the least of these my followers because he is my follower, will certainly receive a reward.”</text:p>
        </text:list-item>
        <text:list-item>
          <text:p text:style-name="P10">We are recipients of the gifts that come with things we welcome. If we welcome a goodman, we’ll receive goodness. If we welcome Christ’s messenger, we welcome Christ, and we welcome God who sent Christ and we’ll receive the blessings, love, protection and all others things God has in store for u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06:55:09.906981894</meta:creation-date>
    <dc:date>2021-11-02T07:59:11.296132165</dc:date>
    <meta:editing-duration>PT52M34S</meta:editing-duration>
    <meta:editing-cycles>33</meta:editing-cycles>
    <meta:generator>LibreOffice/6.4.7.2$Linux_X86_64 LibreOffice_project/40$Build-2</meta:generator>
    <meta:document-statistic meta:table-count="0" meta:image-count="0" meta:object-count="0" meta:page-count="2" meta:paragraph-count="15" meta:word-count="783" meta:character-count="4166" meta:non-whitespace-character-count="3407"/>
  </office:meta>
</office:document-meta>
</file>